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FreeSans" svg:font-family="FreeSans" style:font-family-generic="roman" style:font-pitch="variable"/>
    <style:font-face style:name="Liberation Serif" svg:font-family="'Liberation Serif'" style:font-family-generic="roman" style:font-pitch="variable"/>
    <style:font-face style:name="FreeSans1" svg:font-family="FreeSans" style:font-adornments="Mitte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officeooo:paragraph-rsid="000ce624"/>
    </style:style>
    <style:style style:name="P3" style:family="paragraph" style:parent-style-name="Text_20_body">
      <style:text-properties officeooo:rsid="000ec92d" officeooo:paragraph-rsid="000ec92d"/>
    </style:style>
    <style:style style:name="P4" style:family="paragraph" style:parent-style-name="Text_20_body">
      <style:text-properties officeooo:rsid="000ec92d" officeooo:paragraph-rsid="00523de9"/>
    </style:style>
    <style:style style:name="P5" style:family="paragraph" style:parent-style-name="Text_20_body">
      <style:text-properties officeooo:rsid="000ec92d" officeooo:paragraph-rsid="005e51e5"/>
    </style:style>
    <style:style style:name="P6" style:family="paragraph" style:parent-style-name="Text_20_body">
      <style:text-properties officeooo:rsid="000ec92d" officeooo:paragraph-rsid="005b44f5"/>
    </style:style>
    <style:style style:name="P7" style:family="paragraph" style:parent-style-name="Text_20_body">
      <style:text-properties officeooo:rsid="000ec92d" officeooo:paragraph-rsid="00621ad1"/>
    </style:style>
    <style:style style:name="P8" style:family="paragraph" style:parent-style-name="Text_20_body">
      <style:paragraph-properties fo:text-align="start" style:justify-single-word="false"/>
      <style:text-properties officeooo:rsid="000ec92d" officeooo:paragraph-rsid="00621ad1"/>
    </style:style>
    <style:style style:name="P9" style:family="paragraph" style:parent-style-name="Text_20_body">
      <style:text-properties officeooo:paragraph-rsid="005b44f5"/>
    </style:style>
    <style:style style:name="P10" style:family="paragraph" style:parent-style-name="Text_20_body">
      <style:paragraph-properties fo:text-align="start" style:justify-single-word="false"/>
      <style:text-properties officeooo:paragraph-rsid="005e51e5"/>
    </style:style>
    <style:style style:name="P11" style:family="paragraph" style:parent-style-name="Text_20_body">
      <style:paragraph-properties fo:text-align="start" style:justify-single-word="false"/>
      <style:text-properties officeooo:paragraph-rsid="00621ad1"/>
    </style:style>
    <style:style style:name="P12" style:family="paragraph" style:parent-style-name="Text_20_body">
      <style:text-properties fo:font-size="8pt" officeooo:rsid="000ec92d" officeooo:paragraph-rsid="005e51e5" style:font-size-asian="7pt" style:font-size-complex="8pt"/>
    </style:style>
    <style:style style:name="P13" style:family="paragraph" style:parent-style-name="Text_20_body">
      <style:text-properties fo:font-size="8pt" officeooo:paragraph-rsid="000ce624" style:font-size-asian="7pt" style:font-size-complex="8pt"/>
    </style:style>
    <style:style style:name="P14" style:family="paragraph" style:parent-style-name="Footnote">
      <style:text-properties officeooo:rsid="000c9b59" officeooo:paragraph-rsid="000c9b59"/>
    </style:style>
    <style:style style:name="P15" style:family="paragraph" style:parent-style-name="Footnote">
      <style:text-properties officeooo:rsid="000ec92d" officeooo:paragraph-rsid="000ec92d"/>
    </style:style>
    <style:style style:name="P16" style:family="paragraph" style:parent-style-name="Footnote">
      <style:text-properties officeooo:paragraph-rsid="000ec92d"/>
    </style:style>
    <style:style style:name="P17" style:family="paragraph" style:parent-style-name="Text_20_body">
      <style:text-properties officeooo:paragraph-rsid="00663146"/>
    </style:style>
    <style:style style:name="P18" style:family="paragraph" style:parent-style-name="Text_20_body">
      <style:text-properties officeooo:paragraph-rsid="000ce624"/>
    </style:style>
    <style:style style:name="P19" style:family="paragraph" style:parent-style-name="Text_20_body">
      <style:text-properties officeooo:rsid="000ec92d" officeooo:paragraph-rsid="0067ee6a"/>
    </style:style>
    <style:style style:name="P20" style:family="paragraph" style:parent-style-name="Text_20_body">
      <style:text-properties officeooo:rsid="000ec92d" officeooo:paragraph-rsid="005e51e5"/>
    </style:style>
    <style:style style:name="P21" style:family="paragraph" style:parent-style-name="Footnote">
      <style:text-properties officeooo:paragraph-rsid="00663146"/>
    </style:style>
    <style:style style:name="P22" style:family="paragraph" style:parent-style-name="Footnote">
      <style:text-properties officeooo:paragraph-rsid="0067ee6a"/>
    </style:style>
    <style:style style:name="P23" style:family="paragraph" style:parent-style-name="Heading_20_2">
      <style:text-properties officeooo:paragraph-rsid="000c9b59"/>
    </style:style>
    <style:style style:name="P24" style:family="paragraph" style:parent-style-name="Heading_20_2">
      <style:text-properties officeooo:rsid="000c9b59" officeooo:paragraph-rsid="000c9b59"/>
    </style:style>
    <style:style style:name="P25" style:family="paragraph" style:parent-style-name="Heading_20_2">
      <style:paragraph-properties fo:break-before="page"/>
    </style:style>
    <style:style style:name="T1" style:family="text">
      <style:text-properties officeooo:rsid="000ec92d"/>
    </style:style>
    <style:style style:name="T2" style:family="text">
      <style:text-properties officeooo:rsid="00135c41"/>
    </style:style>
    <style:style style:name="T3" style:family="text">
      <style:text-properties officeooo:rsid="0013f843"/>
    </style:style>
    <style:style style:name="T4" style:family="text">
      <style:text-properties officeooo:rsid="00158d76"/>
    </style:style>
    <style:style style:name="T5" style:family="text">
      <style:text-properties officeooo:rsid="00198779"/>
    </style:style>
    <style:style style:name="T6" style:family="text">
      <style:text-properties officeooo:rsid="001b745b"/>
    </style:style>
    <style:style style:name="T7" style:family="text">
      <style:text-properties officeooo:rsid="001e0c27"/>
    </style:style>
    <style:style style:name="T8" style:family="text">
      <style:text-properties officeooo:rsid="001fb95e"/>
    </style:style>
    <style:style style:name="T9" style:family="text">
      <style:text-properties officeooo:rsid="0020c0a4"/>
    </style:style>
    <style:style style:name="T10" style:family="text">
      <style:text-properties officeooo:rsid="002561cd"/>
    </style:style>
    <style:style style:name="T11" style:family="text">
      <style:text-properties officeooo:rsid="0026ae43"/>
    </style:style>
    <style:style style:name="T12" style:family="text">
      <style:text-properties officeooo:rsid="00291651"/>
    </style:style>
    <style:style style:name="T13" style:family="text">
      <style:text-properties officeooo:rsid="00297323"/>
    </style:style>
    <style:style style:name="T14" style:family="text">
      <style:text-properties officeooo:rsid="002a95a2"/>
    </style:style>
    <style:style style:name="T15" style:family="text">
      <style:text-properties officeooo:rsid="002c2d5a"/>
    </style:style>
    <style:style style:name="T16" style:family="text">
      <style:text-properties officeooo:rsid="002ce833"/>
    </style:style>
    <style:style style:name="T17" style:family="text">
      <style:text-properties officeooo:rsid="002cf944"/>
    </style:style>
    <style:style style:name="T18" style:family="text">
      <style:text-properties officeooo:rsid="002e3f4b"/>
    </style:style>
    <style:style style:name="T19" style:family="text">
      <style:text-properties fo:font-weight="normal" style:font-weight-asian="normal" style:font-weight-complex="normal"/>
    </style:style>
    <style:style style:name="T20" style:family="text">
      <style:text-properties fo:font-weight="normal" officeooo:rsid="002e3f4b" style:font-weight-asian="normal" style:font-weight-complex="normal"/>
    </style:style>
    <style:style style:name="T21" style:family="text">
      <style:text-properties officeooo:rsid="004bc471"/>
    </style:style>
    <style:style style:name="T22" style:family="text">
      <style:text-properties officeooo:rsid="0055a8e1"/>
    </style:style>
    <style:style style:name="T23" style:family="text">
      <style:text-properties officeooo:rsid="00583193"/>
    </style:style>
    <style:style style:name="T24" style:family="text">
      <style:text-properties officeooo:rsid="005a2a41"/>
    </style:style>
    <style:style style:name="T25" style:family="text">
      <style:text-properties officeooo:rsid="005cf501"/>
    </style:style>
    <style:style style:name="T26" style:family="text">
      <style:text-properties officeooo:rsid="005cfe3d"/>
    </style:style>
    <style:style style:name="T27" style:family="text">
      <style:text-properties officeooo:rsid="005e51e5"/>
    </style:style>
    <style:style style:name="T28" style:family="text">
      <style:text-properties style:font-name="FreeSans" fo:font-size="6pt" style:font-size-asian="6pt"/>
    </style:style>
    <style:style style:name="T29" style:family="text">
      <style:text-properties style:font-name="FreeSans" fo:font-size="6pt" officeooo:rsid="005e51e5" style:font-size-asian="6pt"/>
    </style:style>
    <style:style style:name="T30" style:family="text">
      <style:text-properties style:font-name="FreeSans" fo:font-size="6pt" officeooo:rsid="005ebecc" style:font-size-asian="6pt"/>
    </style:style>
    <style:style style:name="T31" style:family="text">
      <style:text-properties style:font-name="FreeSans" fo:font-size="6pt" officeooo:rsid="005f6d05" style:font-size-asian="6pt"/>
    </style:style>
    <style:style style:name="T32" style:family="text">
      <style:text-properties style:font-name="FreeSans" fo:font-size="6pt" officeooo:rsid="000ec92d" style:font-size-asian="6pt"/>
    </style:style>
    <style:style style:name="T33" style:family="text">
      <style:text-properties style:font-name="FreeSans" fo:font-size="6pt" officeooo:rsid="0064479f" style:font-size-asian="6pt"/>
    </style:style>
    <style:style style:name="T34" style:family="text">
      <style:text-properties officeooo:rsid="00663146"/>
    </style:style>
    <style:style style:name="T35" style:family="text">
      <style:text-properties officeooo:rsid="0067ee6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2">Ausbildung</text:h>
      <text:p text:style-name="Text_20_body"/>
      <text:p text:style-name="P9">Die „Bundesagentur für Arbeit“ sagt, dass im Juli 201<text:span text:style-name="T3">6 </text:span>noch 172.200 Ausbildungs<text:span text:style-name="T2">plätze in Deutschland </text:span>angeboten werden. <text:span text:style-name="T8">Nur </text:span>148.600 Personen <text:span text:style-name="T2">suchen einen Ausbildungsplatz</text:span><text:note text:id="ftn1" text:note-class="footnote"><text:note-citation>1</text:note-citation><text:note-body><text:p text:style-name="P14">Bundesagentur für Arbeit: „Der Arbeits- und Ausbildungsmarkt in Deutschland – Monatsbericht Juli 2016“, unter https://statistik.arbeitsagentur.de/Statistikdaten/Detail/201607/arbeitsmarktberichte/monatsbericht-monatsbericht/monatsbericht-d-0-201607-pdf.pdf (abgerufen am 2016-08-29). Siehe III. Ausbildungsmarkt, 4. Unbesetzte Stellen – Unversorgte Bewerber, Seite 31.</text:p></text:note-body></text:note>. <text:span text:style-name="T5">Das sind 23.600 Personen zu wenig, die nach einer Ausbildung suchen. Manche</text:span> Firmen <text:span text:style-name="T6">werden </text:span>keine <text:span text:style-name="T6">Person für eine Ausbildung finden</text:span>. Der Grund ist, dass viele deutsche Schüler an die Universität gehen und studieren. <text:span text:style-name="T7">Es gibt auch Berufe, die deutsche Schüler nicht lernen möchten. </text:span>Im <text:span text:style-name="T7">Gebiet</text:span> Ludwigsburg haben manche Firmen <text:span text:style-name="T6">im August immer noch</text:span> <text:span text:style-name="T8">keine Person für ihren Ausbildungsplatz.</text:span></text:p>
      <text:p text:style-name="P9"/>
      <text:p text:style-name="P9"><text:span text:style-name="T8">Hilfe zum Verstehen dieser Zahlen: d</text:span>ie Ausbildung <text:span text:style-name="T7">startet</text:span> im September, <text:span text:style-name="T9">die Zahlen von der „Bundesagentur für Arbeit“ sind aber vom Juli. Im September suchen vielleicht mehr Personen einen Ausbildungsplatz oder vielleicht sind die Ausbildungsplätze im September weniger geworden. </text:span>Nicht alle Personen, die eine Ausbildung suchen, sind bei der „Bundesagentur für Arbeit“ angemeldet. Nicht alle Ausbildungs<text:span text:style-name="T4">plätze</text:span> <text:span text:style-name="T21">werden</text:span> i<text:span text:style-name="T10">m Gebiet</text:span> Ludwigsburg <text:span text:style-name="T10">oder</text:span> in Bietigheim-Bissingen <text:span text:style-name="T21">angeboten</text:span>. Nicht alle Ausbildungs<text:span text:style-name="T4">platz-Angebote </text:span>sind gut. <text:span text:style-name="T12">Nicht alle Personen sind gut genug für eine Ausbildung. Nicht alle Personen wohnen in einer Stadt oder in einem Gebiet, in dem eine Firma einen Ausbildungsplatz anbietet.</text:span></text:p>
      <text:p text:style-name="P9"/>
      <text:p text:style-name="P9"><text:span text:style-name="T12">Für Flüchtlinge ist es schwer</text:span>, eine Ausbildung zu <text:span text:style-name="T11">starten</text:span>, obwohl<text:span text:style-name="T11"> viele Ausbildungsplätze angeboten werden</text:span>. Der Grund dafür ist, dass man gut Deutsch lesen, schreiben und sprechen muss. Die Firmen können in der Ausbildung den <text:span text:style-name="T15">B</text:span>eruf <text:span text:style-name="T14">unterrichten</text:span>, aber nicht die deutsche Sprache. <text:span text:style-name="T13">D</text:span>afür haben sie keine Zeit und keine Lehrer. Man muss bei einer Ausbildung auch in eine Schule gehen. <text:span text:style-name="T13">In der Berufsschule muss man</text:span> viele Tests machen. <text:span text:style-name="T15">Wenn ein Flüchtling nicht gut Deutsch lesen, schreiben und sprechen kann, hat er keine Chance in der Berufsschule und in der Firma.</text:span></text:p>
      <text:p text:style-name="P2"/>
      <text:p text:style-name="P2"/>
      <text:p text:style-name="P2"/>
      <text:p text:style-name="P11"><text:span text:style-name="T27">Mehr Informationen, Fragen? http://www.refugee-it.de/requests.php?lang=de<text:line-break/></text:span><text:span text:style-name="T28">Copyright </text:span><text:span text:style-name="T29">(C) </text:span><text:span text:style-name="T28">2016 Stephan Kreutzer, </text:span><text:span text:style-name="T30">Birgit Schiffers. </text:span><text:span text:style-name="T28">GNU Affero General Public License 3 or any later version, https://github.com/refugee-it/</text:span><text:span text:style-name="T29">news. </text:span><text:span text:style-name="T31">Stand 2016-09-13.</text:span></text:p>
      <text:h text:style-name="P24" text:outline-level="2"><text:soft-page-break/>Wohnung mieten</text:h>
      <text:p text:style-name="Text_20_body"/>
      <text:p text:style-name="P17">Flüchtlinge <text:span text:style-name="T24">ohne Asyl aus</text:span> Bietigheim-Bissingen können keine Wohnung mehr mieten. In Bietigheim-Bissingen gibt es zu wenig Wohnung<text:span text:style-name="T26">s-Angebote</text:span>. <text:span text:style-name="T18">Viele Personen aus Deutschland suchen in Bietigheim-Bissingen und im Gebiet Ludwigsburg eine Wohnung. Auch </text:span>250 Flüchtlinge <text:span text:style-name="T24">mit Asyl </text:span>aus Bietigheim-Bissingen <text:span text:style-name="T23">haben keine</text:span> Wohnung. <text:span text:style-name="T18">D</text:span>iese Flüchtlinge <text:span text:style-name="T23">müssen</text:span> <text:span text:style-name="T18">zuerst eine Wohnung </text:span>bekommen. Das ist der Grund, weshalb <text:span text:style-name="T24">Flüchtlinge ohne Asyl keine Genehmigung vom</text:span> Landratsamt <text:span text:style-name="T24">Ludwigsburg bekommen</text:span><text:span text:style-name="T24"><text:note text:id="ftn0" text:note-class="footnote"><text:note-citation>2</text:note-citation><text:note-body><text:p text:style-name="P21">Einzige Ausnahme <text:span text:style-name="T16">von dieser </text:span>Regel: <text:span text:style-name="T17">wegen</text:span> gesundheitliche<text:span text:style-name="T34">n</text:span> Gründe<text:span text:style-name="T24">n.</text:span></text:p></text:note-body></text:note></text:span><text:span text:style-name="T24">, </text:span>eine Wohnung zu mieten. <text:span text:style-name="T18">Es ist egal, ob ein Flüchtling </text:span><text:span text:style-name="T20">ohne Asyl</text:span><text:span text:style-name="T18"> arbeitet und die Miete für die Wohnung selbst bezahlt.</text:span> <text:span text:style-name="T34">Wenn das Landratsamt keine Genehmigung gibt, steht die neue Adresse nicht im Ausweis. Nach 2 Jahren in der Wohnung vom Landratsamt (Halle) gibt es aber automatisch einen Transfer in eine Wohnung von der Stadt (Container).</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3"/>
      <text:p text:style-name="P2"/>
      <text:p text:style-name="P10"><text:span text:style-name="T27">Mehr Informationen, Fragen? http://www.refugee-it.de/requests.php?lang=de<text:line-break/></text:span><text:span text:style-name="T28">Copyright </text:span><text:span text:style-name="T29">(C) </text:span><text:span text:style-name="T28">2016 Stephan Kreutzer, </text:span><text:span text:style-name="T33">Birgit Schiffers</text:span><text:span text:style-name="T30">. </text:span><text:span text:style-name="T28">GNU Affero General Public License 3 or any later version, https://github.com/refugee-it/</text:span><text:span text:style-name="T29">news. </text:span><text:span text:style-name="T31">Stand 2016-09-13.</text:span></text:p>
      <text:h text:style-name="P25" text:outline-level="2">Apprenticeship</text:h>
      <text:p text:style-name="P9"><text:span text:style-name="T1"><text:line-break/>The “Bundesagentur für Arbeit”</text:span><text:span text:style-name="T1"><text:note text:id="ftn2" text:note-class="footnote"><text:note-citation>3</text:note-citation><text:note-body><text:p text:style-name="P15">Federal Employment Agency.</text:p></text:note-body></text:note></text:span><text:span text:style-name="T1"> says that there are 172.200 apprenticeships offered in Germany in July 2016. Only 148.600 people are looking for an apprenticeship</text:span><text:span text:style-name="T1"><text:note text:id="ftn3" text:note-class="footnote"><text:note-citation>4</text:note-citation><text:note-body><text:p text:style-name="P16"><text:span text:style-name="T1">Federal Employment Agency: </text:span>“<text:span text:style-name="T1">The Job and Apprenticeship Market in Germany – Monthly Report for July 2016</text:span>”<text:span text:style-name="T1">, at https://statistik.arbeitsagentur.de/Statistikdaten/Detail/201607/arbeitsmarktberichte/monatsbericht-monatsbericht/monatsbericht-d-0-201607-pdf.pdf (as seen on 2016-08-29). See III. Ausbildungsmarkt, 4. Unbesetzte Stellen – Unversorgte Bewerber, page 31.</text:span></text:p></text:note-body></text:note></text:span><text:span text:style-name="T1">. There is a shortage of 23.600 people who are looking for an apprenticeship. Some companies won</text:span>’<text:span text:style-name="T1">t get an apprentice. The reason is that many German pupils go to university in order to study and don’t want to learn certain professions. In the Ludwigsburg area, some companies still don’t have an apprentice in August.</text:span></text:p>
      <text:p text:style-name="P9"/>
      <text:p text:style-name="P6">Help for understanding those numbers: an apprenticeship starts in September, the numbers by the “Bundesagentur für Arbeit” are from July. In September, maybe the number of people looking for an apprenticeship has increased or maybe the number of available apprenticeships has decreased in September. Not all people who are looking for an apprenticeship register themselves at the “Bundesagentur für Arbeit”. Not all apprenticeships are offered in the Ludwigsburg area or in Bietigheim-Bissingen. Not all apprenticeship offers are good. Not all people are good enough for an apprenticeship. Not all people live in a city or in an area, in which a company offers an apprenticeship.</text:p>
      <text:p text:style-name="P9"/>
      <text:p text:style-name="P6">It is difficult for refugees to start an apprenticeship, even as many apprenticeships are offered. The reason is that one has to read, write and speak German pretty well. In an apprenticeship, the companies can teach the profession, but not the German language, too. They don’t have the time and teachers to do so. In an apprenticeship, one has to go to school. In the professional school, one has to do a lot of tests. If a refugee doesn‘t read, write and speak German well, he doesn’t have a chance in the professional school or at the company.</text:p>
      <text:p text:style-name="P4"/>
      <text:p text:style-name="P3"/>
      <text:p text:style-name="P3"/>
      <text:p text:style-name="P7"/>
      <text:p text:style-name="P8"><text:span text:style-name="T27">More Information, Questions? http://www.refugee-it.de/requests.php?lang=en<text:line-break/></text:span><text:span text:style-name="T28">Copyright </text:span><text:span text:style-name="T29">(C) </text:span><text:span text:style-name="T28">2016 Stephan Kreutzer. GNU Affero General Public License 3 or any later version, https://github.com/refugee-it/</text:span><text:span text:style-name="T29">news. </text:span><text:span text:style-name="T31">Version 2016-09-13.</text:span></text:p>
      <text:h text:style-name="Heading_20_2" text:outline-level="2"><text:soft-page-break/>Renting <text:span text:style-name="T22">a flat</text:span></text:h>
      <text:p text:style-name="P19"><text:line-break/>Refugees <text:span text:style-name="T19">without asylum</text:span> <text:span text:style-name="T25">from</text:span> Bietigheim-Bissingen can’t rent a flat any more. In Bietigheim-Bissingen, there are too less flat offers. <text:span text:style-name="T23">A lot of German people are looking for a flat in Bietigheim-Bissingen and the Ludwigsburg area. </text:span>250 refugees from Bietigheim-Bissingen <text:span text:style-name="T19">with asylum</text:span> <text:span text:style-name="T23">don</text:span>’t <text:span text:style-name="T23">have a flat. Those refugees have to get a flat first</text:span>. This is the reason why <text:span text:style-name="T24">refugees without asylum won</text:span>’t <text:span text:style-name="T24">get permission</text:span><text:span text:style-name="T24"><text:note text:id="ftn5" text:note-class="footnote"><text:note-citation>5</text:note-citation><text:note-body><text:p text:style-name="P22"><text:span text:style-name="T1">Only exception of this rule: because of health conditions.</text:span></text:p></text:note-body></text:note></text:span><text:span text:style-name="T24"> from</text:span> the Landratsamt<text:note text:id="ftn4" text:note-class="footnote"><text:note-citation>6</text:note-citation><text:note-body><text:p text:style-name="P15">District Office.</text:p></text:note-body></text:note> Ludwigsburg to rent a flat.<text:span text:style-name="T35"> It doesn</text:span>’<text:span text:style-name="T27">t matter if a refugee without asylum has work and can pay the rent by himself</text:span>. <text:span text:style-name="T35">If the Landratsamt doesn</text:span>’t <text:span text:style-name="T35">give permission, the new address will not be written in the identity card.</text:span> <text:span text:style-name="T27">After 2 years in a flat from the Landratsamt (hall), automatically there will be a transfer to a flat from the city (container).</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2"/>
      <text:p text:style-name="P12"/>
      <text:p text:style-name="P5"/>
      <text:p text:style-name="P5"/>
      <text:p text:style-name="P10"><text:span text:style-name="T27">More Information, Questions? http://www.refugee-it.de/requests.php?lang=en<text:line-break/></text:span><text:span text:style-name="T32">Copyright </text:span><text:span text:style-name="T29">(C) </text:span><text:span text:style-name="T32">2016 Stephan Kreutzer. GNU Affero General Public License 3 or any later version, https://github.com/refugee-it/</text:span><text:span text:style-name="T29">news. </text:span><text:span text:style-name="T31">Version 2016-09-1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FreeSans" svg:font-family="FreeSans" style:font-family-generic="roman" style:font-pitch="variable"/>
    <style:font-face style:name="Liberation Serif" svg:font-family="'Liberation Serif'" style:font-family-generic="roman" style:font-pitch="variable"/>
    <style:font-face style:name="FreeSans1" svg:font-family="FreeSans" style:font-adornments="Mitte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20%" fo:text-align="justify" style:justify-single-word="false" fo:hyphenation-ladder-count="no-limit" style:page-number="auto"/>
      <style:text-properties style:font-name="FreeSans1" fo:font-family="FreeSans" style:font-style-name="Mittel" style:font-family-generic="swiss" style:font-pitch="variable" style:font-size-asian="10.5pt" fo:hyphenate="false" fo:hyphenation-remain-char-count="2" fo:hyphenation-push-char-count="2"/>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FreeSans1" fo:font-family="FreeSans" style:font-style-name="Mittel" style:font-family-generic="swiss" style:font-pitch="variable" fo:font-size="10pt" style:font-size-asian="10pt" style:font-size-complex="10pt"/>
    </style:style>
    <style:style style:name="Footer" style:family="paragraph" style:parent-style-name="Standard" style:class="extra" style:master-page-name="">
      <style:paragraph-properties style:page-number="auto" style:shadow="none" text:number-lines="false" text:line-number="0">
        <style:tab-stops>
          <style:tab-stop style:position="8.5cm" style:type="center"/>
          <style:tab-stop style:position="17cm" style:type="right"/>
        </style:tab-stops>
      </style:paragraph-properties>
      <style:text-properties style:font-name="FreeSans1" fo:font-family="FreeSans" style:font-style-name="Mittel" style:font-family-generic="swiss" style:font-pitch="variable" fo:background-color="transparen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text-properties style:font-name="FreeSans1" fo:font-family="FreeSans" style:font-style-name="Mittel" style:font-family-generic="swiss" style:font-pitch="variable" style:font-size-asian="10.5pt"/>
    </style:style>
    <style:style style:name="Footnote_20_anchor" style:display-name="Footnote anchor" style:family="text">
      <style:text-properties style:text-position="super 58%" style:font-name="FreeSans1" fo:font-family="FreeSans" style:font-style-name="Mittel" style:font-family-generic="swiss" style:font-pitch="variable"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true">
          <style:background-image/>
        </style:header-footer-properties>
      </style:footer-style>
    </style:page-layout>
  </office:automatic-styles>
  <office:master-styles>
    <style:master-page style:name="Standard" style:page-layout-name="Mpm1">
      <style:footer>
        <text:p text:style-name="MP1"><text:page-number text:select-page="current">5</text:page-number></text:p>
      </style:footer>
      <style:footer-left>
        <text:p text:style-name="Footer"><text:page-number text:select-page="current">4</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9T17:06:49.511000000</meta:creation-date>
    <dc:date>2016-09-26T03:23:53.636196838</dc:date>
    <meta:editing-duration>PT10H29M24S</meta:editing-duration>
    <meta:editing-cycles>68</meta:editing-cycles>
    <meta:generator>LibreOffice/4.2.8.2$Linux_x86 LibreOffice_project/420m0$Build-2</meta:generator>
    <dc:creator>Stephan Kreutzer</dc:creator>
    <meta:document-statistic meta:table-count="0" meta:image-count="0" meta:object-count="0" meta:page-count="4" meta:paragraph-count="24" meta:word-count="971" meta:character-count="6997" meta:non-whitespace-character-count="6044"/>
  </office:meta>
</office:document-meta>
</file>